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9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27cm"/>
    </style:style>
    <style:style style:name="pr1" style:family="presentation" style:parent-style-name="Progress_5f_2-title">
      <style:graphic-properties fo:min-height="3.507cm"/>
    </style:style>
    <style:style style:name="pr2" style:family="presentation" style:parent-style-name="Progress_5f_2-outline1">
      <style:graphic-properties fo:min-height="11.929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7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outline1">
      <style:graphic-properties fo:min-height="11.93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co1" style:family="table-column">
      <style:table-column-properties style:column-width="5.786cm" style:use-optimal-column-width="false"/>
    </style:style>
    <style:style style:name="co2" style:family="table-column">
      <style:table-column-properties style:column-width="5.789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998cm"/>
    </style:style>
    <style:style style:name="ro3" style:family="table-row">
      <style:table-row-properties style:row-height="2.001cm"/>
    </style:style>
    <style:style style:name="ro4" style:family="table-row">
      <style:table-row-properties style:row-height="1.999cm"/>
    </style:style>
    <style:style style:name="ce1" style:family="table-cell">
      <style:paragraph-properties fo:margin-left="0cm" fo:margin-right="0cm" fo:margin-top="0cm" fo:margin-bottom="0cm" fo:text-align="start" fo:text-indent="0cm"/>
    </style:style>
    <style:style style:name="P1" style:family="paragraph">
      <style:text-properties fo:font-size="60pt" fo:language="sk" fo:country="SK" style:font-size-asian="60pt" style:font-size-complex="60pt"/>
    </style:style>
    <style:style style:name="P2" style:family="paragraph">
      <style:paragraph-properties fo:text-align="center"/>
      <style:text-properties fo:language="sk" fo:country="SK"/>
    </style:style>
    <style:style style:name="P3" style:family="paragraph">
      <loext:graphic-properties draw:fill-color="#ffffff"/>
      <style:text-properties fo:language="sk" fo:country="SK"/>
    </style:style>
    <style:style style:name="P4" style:family="paragraph">
      <style:text-properties fo:language="sk" fo:country="SK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color="#000000" fo:font-size="18pt"/>
    </style:style>
    <style:style style:name="P7" style:family="paragraph">
      <loext:graphic-properties draw:fill-color="#ffffff"/>
      <style:text-properties fo:font-size="20pt" fo:language="sk" fo:country="SK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T1" style:family="text">
      <style:text-properties fo:font-size="60pt" fo:language="sk" fo:country="SK" style:font-size-asian="60pt" style:font-size-complex="60pt"/>
    </style:style>
    <style:style style:name="T2" style:family="text">
      <style:text-properties fo:language="sk" fo:country="SK"/>
    </style:style>
    <style:style style:name="T3" style:family="text">
      <style:text-properties fo:font-size="18pt"/>
    </style:style>
    <style:style style:name="T4" style:family="text">
      <style:text-properties fo:color="#000000" fo:font-size="18pt"/>
    </style:style>
    <style:style style:name="T5" style:family="text">
      <style:text-properties fo:color="#000000"/>
    </style:style>
    <style:style style:name="T6" style:family="text">
      <style:text-properties fo:font-size="24pt" fo:language="sk" fo:country="SK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3cm" svg:height="3.507cm" draw:transform="rotate (0.188670092140587) translate (1.293cm 12.83cm)" presentation:class="title" presentation:user-transformed="true">
          <draw:text-box>
            <text:p><text:span text:style-name="T1">Malé porovnanie jazykov</text:span></text:p>
          </draw:text-box>
        </draw:frame>
        <draw:frame presentation:style-name="pr2" draw:text-style-name="P2" draw:layer="layout" svg:width="24.633cm" svg:height="5.485cm" draw:transform="rotate (0.188670092140587) translate (1.383cm 15.542cm)" presentation:class="outline" presentation:user-transformed="true">
          <draw:text-box>
            <text:list text:style-name="L2">
              <text:list-header>
                <text:p><text:span text:style-name="T2">Ing. Ján Kalmá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O čom to bude?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o pythone</text:span></text:p>
              </text:list-item>
              <text:list-item>
                <text:p><text:span text:style-name="T2">o jave</text:span></text:p>
              </text:list-item>
              <text:list-item>
                <text:p><text:span text:style-name="T2">o C++</text:span></text:p>
              </text:list-item>
              <text:list-item>
                <text:p><text:span text:style-name="T2">o použití týchto jazykov</text:span></text:p>
              </text:list-item>
              <text:list-item>
                <text:p><text:span text:style-name="T2">o porovnaní kodu</text:span></text:p>
              </text:list-item>
              <text:list-item>
                <text:p><text:span text:style-name="T2">o príkladoch</text:span></text:p>
              </text:list-item>
              <text:list-item>
                <text:p><text:span text:style-name="T2">o otázkac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Takže C++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Na našich kompoch beží od 1983</text:span></text:p>
              </text:list-item>
              <text:list-item>
                <text:p><text:span text:style-name="T2">Statický jazyk</text:span></text:p>
              </text:list-item>
              <text:list-item>
                <text:p><text:span text:style-name="T2">Používaný na všetko možné ale hlavne na applikácie ktoré musia byt rýchle</text:span></text:p>
              </text:list-item>
              <text:list-item>
                <text:p><text:span text:style-name="T2">Do väčšej miery kompatibilny s C</text:span></text:p>
              </text:list-item>
              <text:list-item>
                <text:p><text:span text:style-name="T2">V 2016 a 2017 3. najpoužívanejší jazyk</text:span></text:p>
                <text:p><text:span text:style-name="T2"/></text:p>
              </text:list-item>
              <text:list-item>
                <text:p><text:span text:style-name="T2">Ťažký jazyk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Káva pardon Java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Na našich kompoch beží od 1995</text:span></text:p>
              </text:list-item>
              <text:list-item>
                <text:p><text:span text:style-name="T2">Statický jazyk</text:span></text:p>
              </text:list-item>
              <text:list-item>
                <text:p><text:span text:style-name="T2">Používaný na všetko možne ale hlavne na veľke systémy, <text:s/>web služby a na androide</text:span></text:p>
              </text:list-item>
              <text:list-item>
                <text:p><text:span text:style-name="T2">V 2016 a 2017 je to najpoužívanejší jazyk na svete</text:span></text:p>
              </text:list-item>
              <text:list-item>
                <text:p><text:span text:style-name="T2">Veľmi dobre dizajnovaný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Python konečne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Na našich kompoch beží od 1991 ( dobrý rok, vtedy som sa narodil )</text:span></text:p>
              </text:list-item>
              <text:list-item>
                <text:p><text:span text:style-name="T2">Dynamický jazyk</text:span></text:p>
              </text:list-item>
              <text:list-item>
                <text:p><text:span text:style-name="T2">Používaný na všetko možné ale hlavne vo vedeckých kruhoch, na webe, automatizáciu</text:span></text:p>
              </text:list-item>
              <text:list-item>
                <text:p><text:span text:style-name="T2">V 2016 5. najpoužívanejší jazyk</text:span></text:p>
              </text:list-item>
              <text:list-item>
                <text:p><text:span text:style-name="T2">V 2017 4. najpoužívanejší jazyk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Github štatistiky</text:span></text:p>
          </draw:text-box>
        </draw:frame>
        <draw:frame draw:style-name="standard" draw:layer="layout" svg:width="17.36cm" svg:height="8.39cm" svg:x="5.315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<text:span text:style-name="T3">Jazyk</text:span></text:p>
              </table:table-cell>
              <table:table-cell>
                <text:p text:style-name="P5"><text:span text:style-name="T3">Pull-request(2016)</text:span></text:p>
              </table:table-cell>
              <table:table-cell>
                <text:p text:style-name="P5"><text:span text:style-name="T3">Percentuálne zastúpenie celkovo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3">C++</text:span></text:p>
              </table:table-cell>
              <table:table-cell>
                <text:p text:style-name="P5"><text:span text:style-name="T3">330259</text:span></text:p>
              </table:table-cell>
              <table:table-cell>
                <text:p text:style-name="P5"><text:span text:style-name="T3">7,06%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3">Java</text:span></text:p>
              </table:table-cell>
              <table:table-cell>
                <text:p text:style-name="P5"><text:span text:style-name="T3">763783</text:span></text:p>
              </table:table-cell>
              <table:table-cell>
                <text:p text:style-name="P5"><text:span text:style-name="T3">12,46%</text:span></text:p>
              </table:table-cell>
            </table:table-row>
            <table:table-row table:style-name="ro3" table:default-cell-style-name="gray2">
              <table:table-cell>
                <text:p text:style-name="P5"><text:span text:style-name="T3">Python</text:span></text:p>
              </table:table-cell>
              <table:table-cell>
                <text:p text:style-name="P5"><text:span text:style-name="T3">744045</text:span></text:p>
              </table:table-cell>
              <table:table-cell>
                <text:p text:style-name="P5"><text:span text:style-name="T3">19,11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6.411cm" svg:height="3.095cm" svg:x="5.79cm" svg:y="15.479cm">
          <draw:text-box>
            <text:p><text:span text:style-name="T4">Percentuálne zastúpenie neodráža pomer pull-requestov</text:span></text:p>
            <text:p><text:span text:style-name="T4">ale celkový podiel aktívnych repozitárov</text:span></text:p>
            <text:p><text:span text:style-name="T4">zo všetkých repozitárov na</text:span></text:p>
            <text:p><text:span text:style-name="T4">GitHub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Profesia štatistiky</text:span></text:p>
          </draw:text-box>
        </draw:frame>
        <draw:frame draw:style-name="gr3" draw:text-style-name="P8" draw:layer="layout" svg:width="15.412cm" svg:height="1.673cm" svg:x="6.332cm" svg:y="13.462cm">
          <draw:text-box>
            <text:p><text:span text:style-name="T5">Pre porovnanie keď som si hľadal prácu pred 3 rokmi</text:span></text:p>
            <text:p><text:span text:style-name="T5">tak priamo python pozicii bolo iba okolo 5</text:span></text:p>
          </draw:text-box>
        </draw:frame>
        <draw:frame draw:style-name="standard" draw:layer="layout" svg:width="14.098cm" svg:height="5.998cm" svg:x="6.946cm" svg:y="6.65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/>
              <table:table-cell>
                <text:p text:style-name="P9">C++</text:p>
              </table:table-cell>
              <table:table-cell>
                <text:p text:style-name="P9">Java</text:p>
              </table:table-cell>
              <table:table-cell>
                <text:p text:style-name="P9">Python</text:p>
              </table:table-cell>
            </table:table-row>
            <table:table-row table:style-name="ro4" table:default-cell-style-name="ce1">
              <table:table-cell>
                <text:p text:style-name="P9">Priamo pozicia</text:p>
              </table:table-cell>
              <table:table-cell>
                <text:p text:style-name="P9">-</text:p>
              </table:table-cell>
              <table:table-cell>
                <text:p text:style-name="P9">154</text:p>
              </table:table-cell>
              <table:table-cell>
                <text:p text:style-name="P9">37</text:p>
              </table:table-cell>
            </table:table-row>
            <table:table-row table:style-name="ro3" table:default-cell-style-name="ce1">
              <table:table-cell>
                <text:p text:style-name="P9">Klucove slovo</text:p>
              </table:table-cell>
              <table:table-cell>
                <text:p text:style-name="P9">201</text:p>
              </table:table-cell>
              <table:table-cell>
                <text:p text:style-name="P9">530</text:p>
              </table:table-cell>
              <table:table-cell>
                <text:p text:style-name="P9">12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Nejake appky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Calibre</text:span></text:p>
              </text:list-item>
              <text:list-item>
                <text:p><text:span text:style-name="T2">Dropbox</text:span></text:p>
              </text:list-item>
              <text:list-item>
                <text:p><text:span text:style-name="T2">Ubuntu Software Center</text:span></text:p>
              </text:list-item>
              <text:list-item>
                <text:p><text:span text:style-name="T2">Deluge, a BitTorrent client for GNO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Ukážky kódu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Prejdeme na ukážky kódu a porovname ich v roznych jazykoc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Referencie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2">Údaje o použití:</text:span></text:p>
                <text:list>
                  <text:list-item>
                    <text:p><text:span text:style-name="T2">tiobe.com</text:span></text:p>
                  </text:list-item>
                </text:list>
              </text:list-item>
              <text:list-item>
                <text:p><text:span text:style-name="T2">Github stats:</text:span></text:p>
                <text:list>
                  <text:list-item>
                    <text:p><text:span text:style-name="T2"><text:a xlink:href="https://madnight.github.io/githut/" xlink:type="simple">https://madnight.github.io/githut/</text:a></text:span></text:p>
                  </text:list-item>
                  <text:list-item>
                    <text:p><text:span text:style-name="T2">https://octoverse.github.com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4" draw:layer="layout" svg:width="25.192cm" svg:height="3.507cm" draw:transform="rotate (0.188670092140587) translate (0.288cm 2.724cm)" presentation:class="title" presentation:user-transformed="true">
          <draw:text-box>
            <text:p><text:span text:style-name="T2">Priestor pre otázky</text:span></text:p>
          </draw:text-box>
        </draw:frame>
        <draw:frame presentation:style-name="pr8" draw:text-style-name="P4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<text:span text:style-name="T2">Teším sa</text:span></text:p>
                <text:p><text:span text:style-name="T2"/></text:p>
                <text:p><text:span text:style-name="T2"/></text:p>
              </text:list-item>
              <text:list-item>
                <text:p><text:span text:style-name="T2">Janko.kalmar@gmail.co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4" draw:layer="layout" svg:width="25.192cm" svg:height="3.507cm" draw:transform="rotate (0.188670092140587) translate (0.286cm 5.223cm)" presentation:class="title" presentation:user-transformed="true">
          <draw:text-box>
            <text:p><text:span text:style-name="T2">Ďakujem za pozornosť</text:span></text:p>
          </draw:text-box>
        </draw:frame>
        <draw:frame presentation:style-name="pr11" draw:text-style-name="P4" draw:layer="layout" svg:width="24.631cm" svg:height="12.183cm" svg:x="1.68cm" svg:y="9.814cm" presentation:class="outline" presentation:user-transformed="true">
          <draw:text-box>
            <text:list text:style-name="L2">
              <text:list-header>
                <text:p><text:span text:style-name="T2">Most good programmers do programming not because they expect to get paid or get adulation by the public, but because it is fun to program.</text:span></text:p>
                <text:p text:style-name="P5"><text:span text:style-name="T6">– </text:span></text:p>
                <text:p text:style-name="P5"><text:span text:style-name="T6">Linus Torvald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-color="#e0e0e0" draw:textarea-vertical-align="middle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backgroundobjects">
      <style:graphic-properties draw:stroke="none" draw:fill-color="#e0e0e0" draw:textarea-vertical-align="middle"/>
    </style:style>
    <style:style style:name="Mpr10" style:family="presentation" style:parent-style-name="Standard-backgroundobjects">
      <style:graphic-properties draw:stroke="none" draw:fill-color="#c0c0c0" draw:textarea-vertical-align="middle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2-backgroundobjects">
      <style:graphic-properties draw:stroke="none" draw:fill-color="#b4d435" draw:textarea-vertical-align="middle"/>
    </style:style>
    <style:style style:name="Mpr15" style:family="presentation" style:parent-style-name="Standard_20_2-backgroundobjects">
      <style:graphic-properties draw:stroke="none" draw:fill-color="#88aa00" draw:textarea-vertical-align="middle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Roboto Bk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.001cm" svg:viewBox="0 0 27991 15752" draw:points="0,15752 0,0 27991,0 27991,10417">
        <text:p/>
      </draw:polygon>
      <draw:frame presentation:style-name="Progress_5f_2-title" draw:layer="backgroundobjects" svg:width="25.192cm" svg:height="3.507cm" draw:transform="rotate (0.188670092140587) translate (1.295cm 13.531cm)" presentation:class="title" presentation:placeholder="true">
        <draw:text-box/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5" draw:text-style-name="MP5" draw:layer="backgroundobjects" svg:width="24.943cm" svg:height="4.744cm" svg:x="3.047cm" svg:y="16.261cm" svg:viewBox="0 0 24944 4745" draw:points="0,4745 24943,4744 24944,0">
        <text:p/>
      </draw:polygon>
      <draw:polygon presentation:style-name="Mpr5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6" draw:text-style-name="MP4" draw:layer="backgroundobjects" svg:width="7.997cm" svg:height="1.45cm" svg:x="19.493cm" svg:y="18.205cm" presentation:class="date-time">
        <draw:text-box>
          <text:p text:style-name="MP3"><text:span text:style-name="MT1">1.6.2017</text:span></text:p>
        </draw:text-box>
      </draw:frame>
      <draw:frame presentation:style-name="Mpr6" draw:text-style-name="MP4" draw:layer="backgroundobjects" svg:width="11.996cm" svg:height="1.45cm" svg:x="15.495cm" svg:y="19.005cm" presentation:class="footer">
        <draw:text-box>
          <text:p text:style-name="MP3"><text:span text:style-name="MT1">Python Day Martin</text:span></text:p>
        </draw:text-box>
      </draw:frame>
      <draw:frame presentation:style-name="Mpr6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9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0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9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1" draw:text-style-name="MP2" draw:layer="backgroundobjects" svg:width="7.997cm" svg:height="1.45cm" svg:x="19.493cm" svg:y="18.205cm" presentation:class="date-time">
        <draw:text-box>
          <text:p text:style-name="MP1"><text:span text:style-name="MT1">1.6.2017</text:span></text:p>
        </draw:text-box>
      </draw:frame>
      <draw:frame presentation:style-name="Mpr11" draw:text-style-name="MP4" draw:layer="backgroundobjects" svg:width="11.996cm" svg:height="1.45cm" svg:x="15.495cm" svg:y="19.005cm" presentation:class="footer">
        <draw:text-box>
          <text:p text:style-name="MP3"><text:span text:style-name="MT1">Python Day Martin</text:span></text:p>
        </draw:text-box>
      </draw:frame>
      <draw:frame presentation:style-name="Mpr11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4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5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4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5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4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6" draw:text-style-name="MP2" draw:layer="backgroundobjects" svg:width="7.997cm" svg:height="1.45cm" svg:x="19.493cm" svg:y="18.205cm" presentation:class="date-time">
        <draw:text-box>
          <text:p text:style-name="MP1"><text:span text:style-name="MT1">1.6.2017</text:span></text:p>
        </draw:text-box>
      </draw:frame>
      <draw:frame presentation:style-name="Mpr16" draw:text-style-name="MP4" draw:layer="backgroundobjects" svg:width="11.996cm" svg:height="1.45cm" svg:x="15.495cm" svg:y="19.005cm" presentation:class="footer">
        <draw:text-box>
          <text:p text:style-name="MP3"><text:span text:style-name="MT1">Python Day Martin</text:span></text:p>
        </draw:text-box>
      </draw:frame>
      <draw:frame presentation:style-name="Mpr16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7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3:23:33.026700707</meta:creation-date>
    <meta:editing-duration>PT3H12M45S</meta:editing-duration>
    <meta:editing-cycles>17</meta:editing-cycles>
    <meta:generator>LibreOffice/5.3.2.2$Linux_X86_64 LibreOffice_project/30m0$Build-2</meta:generator>
    <dc:date>2017-06-01T09:16:17.211701048</dc:date>
    <meta:document-statistic meta:object-count="119"/>
  </office:meta>
</office:document-meta>
</file>